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6f268" officeooo:paragraph-rsid="0016f268"/>
    </style:style>
    <style:style style:name="P2" style:family="paragraph" style:parent-style-name="Text_20_body">
      <style:text-properties officeooo:rsid="0017417c" officeooo:paragraph-rsid="001741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sics</text:h>
      <text:p text:style-name="P1">The biggest difference between GIT and other VCS' is that most of the othre VCS stores the changes of to the file on the server. Whereas GIT stores the snapshot of the file on server as well as local. And to see the changes it does a local comparison of the snapshots. The advantage of storing complete snapshot instead of just changes will be seen later. The advantage of storing everything on local is that we can work easily when we are offline and even commits can be made. We need to go online just for pushing and pulling.</text:p>
      <text:p text:style-name="P2">ab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3T12:53:47.890270523</meta:creation-date>
    <dc:date>2016-03-29T12:42:31.667301018</dc:date>
    <meta:editing-duration>P0D</meta:editing-duration>
    <meta:editing-cycles>2</meta:editing-cycles>
    <meta:generator>LibreOffice/4.2.8.2$Linux_X86_64 LibreOffice_project/420m0$Build-2</meta:generator>
    <meta:document-statistic meta:table-count="0" meta:image-count="0" meta:object-count="0" meta:page-count="1" meta:paragraph-count="3" meta:word-count="101" meta:character-count="537" meta:non-whitespace-character-count="439"/>
  </office:meta>
</office:document-meta>
</file>